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4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ActionEventInfo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2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7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3"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+0x00C8</text:p>
          </table:table-cell>
          <table:table-cell table:style-name="ce31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0</text:p>
          </table:table-cell>
          <table:table-cell table:style-name="ce31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4</text:p>
          </table:table-cell>
          <table:table-cell table:style-name="ce31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3" office:value-type="string">
            <text:p>+0x00D8</text:p>
          </table:table-cell>
          <table:table-cell table:style-name="ce31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3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19" table:number-columns-repeated="2"/>
          <table:table-cell table:number-columns-repeated="1022"/>
        </table:table-row>
        <table:table-row table:style-name="ro3" table:number-rows-repeated="10475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2017-07-15</text:date>, <text:time>15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15T15:52:28.02</dc:date>
    <meta:editing-duration>P12DT18H6M20S</meta:editing-duration>
    <meta:editing-cycles>512</meta:editing-cycles>
    <meta:generator>OpenOffice/4.1.3$Win32 OpenOffice.org_project/413m1$Build-9783</meta:generator>
    <dc:creator>LH </dc:creator>
    <meta:document-statistic meta:table-count="12" meta:cell-count="3510" meta:object-count="0"/>
  </office:meta>
</office:document-meta>
</file>